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Andale Mono', 'Bitstream Vera Sans Mono', 'Courier New', Courier"/>
    <style:font-face style:name="Helvetica Neue" svg:font-family="'Helvetica Neue', Helvetica, Arial, sans-serif"/>
    <style:font-face style:name="Lohit Hindi1" svg:font-family="'Lohit Hindi'"/>
    <style:font-face style:name="times new roman" svg:font-family="'times new roman',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2189in" fo:text-align="center" style:justify-single-word="false" fo:text-indent="0in" style:auto-text-indent="false" fo:padding="0in" fo:border="none"/>
      <style:text-properties fo:font-variant="normal" fo:text-transform="none" fo:color="#222222" style:font-name="Helvetica Neue" fo:font-size="15.75pt" fo:letter-spacing="normal" fo:font-style="normal" fo:font-weight="normal"/>
    </style:style>
    <style:style style:name="P2" style:family="paragraph" style:parent-style-name="Standard">
      <style:paragraph-properties fo:margin-left="0in" fo:margin-right="0in" fo:margin-top="0in" fo:margin-bottom="0in" style:line-height-at-least="0.2189in" fo:text-align="center" style:justify-single-word="false" fo:text-indent="0in" style:auto-text-indent="false" fo:padding="0in" fo:border="none"/>
      <style:text-properties fo:font-variant="normal" fo:text-transform="none" fo:color="#222222" style:font-name="Helvetica Neue" fo:font-size="10.5pt" fo:letter-spacing="normal" fo:font-style="normal" fo:font-weight="normal"/>
    </style:style>
    <style:style style:name="P3"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0.5pt" fo:letter-spacing="normal" fo:font-style="normal" fo:font-weight="normal"/>
    </style:style>
    <style:style style:name="P4"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0.5pt" fo:letter-spacing="normal" fo:font-style="normal" fo:font-weight="bold"/>
    </style:style>
    <style:style style:name="P5"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2pt" fo:letter-spacing="normal" fo:font-style="normal" fo:font-weight="bold"/>
    </style:style>
    <style:style style:name="P6" style:family="paragraph" style:parent-style-name="Text_20_body">
      <style:paragraph-properties fo:margin-left="0in" fo:margin-right="0in" fo:margin-top="0in" fo:margin-bottom="0in" style:line-height-at-least="0.2189in" fo:text-indent="0in" style:auto-text-indent="false" fo:padding="0in" fo:border="none"/>
      <style:text-properties fo:text-transform="lowercase" fo:color="#222222" style:font-name="Consolas" fo:letter-spacing="normal" fo:font-style="normal" fo:font-weight="bold"/>
    </style:style>
    <style:style style:name="P7" style:family="paragraph" style:parent-style-name="Preformatted_20_Text">
      <style:paragraph-properties fo:margin-left="0in" fo:margin-right="0in" fo:margin-top="0in" fo:margin-bottom="0in" style:line-height-at-least="0.2189in" fo:text-indent="0in" style:auto-text-indent="false" fo:background-color="#efefef" fo:padding="0.0193in" fo:border="0.06pt solid #888888">
        <style:background-image/>
      </style:paragraph-properties>
      <style:text-properties fo:font-variant="normal" fo:text-transform="none" fo:color="#880000" style:font-name="Consolas" fo:font-size="9.75pt" fo:letter-spacing="normal" fo:font-style="normal" fo:font-weight="normal"/>
    </style:style>
    <style:style style:name="P8" style:family="paragraph" style:parent-style-name="Preformatted_20_Text">
      <style:paragraph-properties fo:margin-top="0in" fo:margin-bottom="0in" style:line-height-at-least="0.2189in" fo:background-color="#efefef" fo:padding="0.0193in" fo:border="0.06pt solid #888888">
        <style:background-image/>
      </style:paragraph-properties>
      <style:text-properties fo:font-variant="normal" fo:text-transform="none" fo:color="#880000" style:font-name="Consolas" fo:font-size="9.75pt" fo:letter-spacing="normal" fo:font-style="normal" fo:font-weight="normal"/>
    </style:style>
    <style:style style:name="P9"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0.5pt" fo:letter-spacing="normal" fo:font-style="normal" fo:font-weight="normal"/>
    </style:style>
    <style:style style:name="P10" style:family="paragraph" style:parent-style-name="Text_20_body" style:list-style-name="L1">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0.5pt" fo:letter-spacing="normal" fo:font-style="normal" fo:font-weight="normal"/>
    </style:style>
    <style:style style:name="P11"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880000" style:font-name="Consolas" fo:font-size="9.75pt" fo:letter-spacing="normal" fo:font-style="normal" fo:font-weight="normal"/>
    </style:style>
    <style:style style:name="P12" style:family="paragraph" style:parent-style-name="Preformatted_20_Text">
      <style:paragraph-properties fo:margin-left="0in" fo:margin-right="0in" fo:margin-top="0in" fo:margin-bottom="0in" style:line-height-at-least="0.2189in" fo:text-indent="0in" style:auto-text-indent="false" fo:background-color="#efefef" fo:padding="0.0193in" fo:border="0.06pt solid #888888">
        <style:background-image/>
      </style:paragraph-properties>
      <style:text-properties fo:font-variant="normal" fo:text-transform="none" fo:color="#880000" style:font-name="Consolas" fo:font-size="9.75pt" fo:letter-spacing="normal" fo:font-style="normal" fo:font-weight="normal"/>
    </style:style>
    <style:style style:name="P13" style:family="paragraph" style:parent-style-name="Preformatted_20_Text">
      <style:paragraph-properties fo:margin-top="0in" fo:margin-bottom="0in" style:line-height-at-least="0.2189in" fo:background-color="#efefef" fo:padding="0.0193in" fo:border="0.06pt solid #888888">
        <style:background-image/>
      </style:paragraph-properties>
      <style:text-properties fo:font-variant="normal" fo:text-transform="none" fo:color="#880000" style:font-name="Consolas" fo:font-size="9.75pt" fo:letter-spacing="normal" fo:font-style="normal" fo:font-weight="normal"/>
    </style:style>
    <style:style style:name="T1" style:family="text">
      <style:text-properties style:font-name="times new roman" fo:font-size="13.5pt"/>
    </style:style>
    <style:style style:name="T2" style:family="text">
      <style:text-properties style:font-name="times new roman" fo:font-size="13.5pt" fo:font-style="italic"/>
    </style:style>
    <style:style style:name="T3" style:family="text">
      <style:text-properties style:font-name="times new roman" fo:font-size="9.75pt"/>
    </style:style>
    <style:style style:name="T4" style:family="text">
      <style:text-properties style:font-name="times new roman" fo:font-size="9.75pt" fo:font-style="italic"/>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sya and Robot</text:p>
      <text:p text:style-name="P2"/>
      <text:p text:style-name="P3">Vasya has <text:span text:style-name="T2">n</text:span> items lying in a line. The items are consecutively numbered by numbers from <text:span text:style-name="T1">1</text:span> to <text:span text:style-name="T2">n</text:span> in such a way that the leftmost item has number <text:span text:style-name="T1">1</text:span>, the rightmost item has number <text:span text:style-name="T2">n</text:span>. Each item has a weight, the <text:span text:style-name="T2">i</text:span>-th item weights <text:span text:style-name="T2">w</text:span><text:span text:style-name="T4">i</text:span> kilograms.</text:p>
      <text:p text:style-name="P3">Vasya needs to collect all these items, however he won't do it by himself. He uses his brand new robot. The robot has two different arms — the left one and the right one. The robot can consecutively perform the following actions:</text:p>
      <text:list xml:id="list14527601841" text:style-name="L1">
        <text:list-item>
          <text:p text:style-name="P10">Take the leftmost item with the left hand and spend <text:span text:style-name="T2">w</text:span><text:span text:style-name="T4">i</text:span><text:span text:style-name="T1"> · </text:span><text:span text:style-name="T2">l</text:span> energy units (<text:span text:style-name="T2">w</text:span><text:span text:style-name="T4">i</text:span> is a weight of the leftmost item, <text:span text:style-name="T2">l</text:span> is some parameter). If the previous action was the same (left-hand), then the robot spends extra <text:span text:style-name="T2">Q</text:span><text:span text:style-name="T4">l</text:span> energy units;</text:p>
        </text:list-item>
        <text:list-item>
          <text:p text:style-name="P10">Take the rightmost item with the right hand and spend <text:span text:style-name="T2">w</text:span><text:span text:style-name="T4">j</text:span><text:span text:style-name="T1"> · </text:span><text:span text:style-name="T2">r</text:span> energy units (<text:span text:style-name="T2">w</text:span><text:span text:style-name="T4">j</text:span> is a weight of the rightmost item, <text:span text:style-name="T2">r</text:span> is some parameter). If the previous action was the same (right-hand), then the robot spends extra <text:span text:style-name="T2">Q</text:span><text:span text:style-name="T4">r</text:span> energy units;</text:p>
        </text:list-item>
      </text:list>
      <text:p text:style-name="P3">Naturally, Vasya wants to program the robot in a way that the robot spends as little energy as possible. He asked you to solve this problem. Your task is to find the minimum number of energy units robot spends to collect all items.</text:p>
      <text:p text:style-name="P5">Input</text:p>
      <text:p text:style-name="P3">There are several test cases. Each test case has the format: </text:p>
      <text:p text:style-name="P3">The first line contains five integers <text:span text:style-name="T2">n</text:span><text:span text:style-name="T1">, </text:span><text:span text:style-name="T2">l</text:span><text:span text:style-name="T1">, </text:span><text:span text:style-name="T2">r</text:span><text:span text:style-name="T1">, </text:span><text:span text:style-name="T2">Q</text:span><text:span text:style-name="T4">l</text:span><text:span text:style-name="T1">, </text:span><text:span text:style-name="T2">Q</text:span><text:span text:style-name="T4">r</text:span> <text:span text:style-name="T1">(1 ≤ </text:span><text:span text:style-name="T2">n</text:span><text:span text:style-name="T1"> ≤ 10</text:span><text:span text:style-name="T3">5</text:span><text:span text:style-name="T1">; 1 ≤ </text:span><text:span text:style-name="T2">l</text:span><text:span text:style-name="T1">, </text:span><text:span text:style-name="T2">r</text:span><text:span text:style-name="T1"> ≤ 100; 1 ≤ </text:span><text:span text:style-name="T2">Q</text:span><text:span text:style-name="T4">l</text:span><text:span text:style-name="T1">, </text:span><text:span text:style-name="T2">Q</text:span><text:span text:style-name="T4">r</text:span><text:span text:style-name="T1"> ≤ 10</text:span><text:span text:style-name="T3">4</text:span><text:span text:style-name="T1">)</text:span>.</text:p>
      <text:p text:style-name="P3">The second line contains <text:span text:style-name="T2">n</text:span> integers <text:span text:style-name="T2">w</text:span><text:span text:style-name="T3">1</text:span><text:span text:style-name="T1">, </text:span><text:span text:style-name="T2">w</text:span><text:span text:style-name="T3">2</text:span><text:span text:style-name="T1">, ..., </text:span><text:span text:style-name="T2">w</text:span><text:span text:style-name="T4">n</text:span> <text:span text:style-name="T1">(1 ≤ </text:span><text:span text:style-name="T2">w</text:span><text:span text:style-name="T4">i</text:span><text:span text:style-name="T1"> ≤ 100)</text:span>.</text:p>
      <text:p text:style-name="P5">Output</text:p>
      <text:p text:style-name="P3">For each test case: In the single line print a single number — the answer to the problem.</text:p>
      <text:p text:style-name="P4">Sample test(s)</text:p>
      <text:p text:style-name="P6">input</text:p>
      <text:p text:style-name="P7">3 4 4 19 1</text:p>
      <text:p text:style-name="P8">42 3 99</text:p>
      <text:p text:style-name="P7">4 7 2 3 9</text:p>
      <text:p text:style-name="P8">1 2 3 4</text:p>
      <text:p text:style-name="P6">output</text:p>
      <text:p text:style-name="P7">576</text:p>
      <text:p text:style-name="P7">34</text:p>
      <text:p text:style-name="P11"/>
      <text:p text:style-name="P5">Note</text:p>
      <text:p text:style-name="P3">Consider the first sample. As <text:span text:style-name="T2">l</text:span><text:span text:style-name="T1"> = </text:span><text:span text:style-name="T2">r</text:span>, we can take an item in turns: first from the left side, then from the right one and last item from the left. In total the robot spends <text:span text:style-name="T1">4·42 + 4·99 + 4·3 = 576</text:span> energy units.</text:p>
      <text:p text:style-name="P3">The second sample. The optimal solution is to take one item from the right, then one item from the left and two items from the right. In total the robot spends <text:span text:style-name="T1">(2·4) + (7·1) + (2·3) + (2·2 + 9) = 34</text:span> energy uni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ucida Console', 'Andale Mono', 'Bitstream Vera Sans Mono', 'Courier New', Courier"/>
    <style:font-face style:name="Helvetica Neue" svg:font-family="'Helvetica Neue', Helvetica, Arial, sans-serif"/>
    <style:font-face style:name="Lohit Hindi1" svg:font-family="'Lohit Hindi'"/>
    <style:font-face style:name="times new roman" svg:font-family="'times new roman',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cv </meta:initial-creator>
    <meta:creation-date>2014-03-10T21:22:11</meta:creation-date>
    <dc:date>2014-03-11T10:53:03</dc:date>
    <dc:creator>ancv </dc:creator>
    <meta:editing-duration>PT21S</meta:editing-duration>
    <meta:editing-cycles>3</meta:editing-cycles>
    <meta:generator>LibreOffice/3.5$Linux_x86 LibreOffice_project/350m1$Build-2</meta:generator>
    <meta:document-statistic meta:table-count="0" meta:image-count="0" meta:object-count="0" meta:page-count="1" meta:paragraph-count="24" meta:word-count="410" meta:character-count="1989" meta:non-whitespace-character-count="1604"/>
  </office:meta>
</office:document-meta>
</file>